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Data Family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Linked Attributes</text:p>
          </table:table-cell>
          <table:table-cell office:value-type="string" calcext:value-type="string">
            <text:p>Aliase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N° of Cases</text:p>
          </table:table-cell>
          <table:table-cell table:style-name="ce1" office:value-type="string" calcext:value-type="string">
            <text:p>Number of confirmed cases for the respective pathogen and reporting period</text:p>
          </table:table-cell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se status, Variant, Age, Age group, Gender, Comorbidity, Location, Severity Level, Is Imported, pathogen, vaccination status, Period, Period Type, Reference population</text:p>
          </table:table-cell>
          <table:table-cell office:value-type="string" calcext:value-type="string">
            <text:p>[{"alias":"Confirmed cases", "variable":"N° of Cases", "modifiers":[{"variable":"Case Status", "value":"Confirmed"}]}, {"alias":"Cases at onset of symptomps date", "variable":"N° of Cases", "modifiers":[{"variable":"period type", "value":"Onset of symptomps date"}]}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Incidence rat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people/people</text:p>
          </table:table-cell>
          <table:table-cell office:value-type="string" calcext:value-type="string">
            <text:p><text:span text:style-name="T1">Calculation period, </text:span><text:span text:style-name="T2">Variant, Age, Age group, Gender, Comorbidity, Location, Pathogen, Period, Period type</text:span></text:p>
          </table:table-cell>
          <table:table-cell office:value-type="string" calcext:value-type="string">
            <text:p>[{"15 days Incidence rate":{"Variable":"Incidence Rate", "Calculation Period":"15 days"}}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Rt number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people/people</text:p>
          </table:table-cell>
          <table:table-cell office:value-type="string" calcext:value-type="string">
            <text:p>Calculation Period, Variant, Location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N° of PPE Protective equipment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Units/time</text:p>
          </table:table-cell>
          <table:table-cell office:value-type="string" calcext:value-type="string">
            <text:p>Location, Resource type, Unit, Pathogen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Needs of PPE Protective equipment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Units/time</text:p>
          </table:table-cell>
          <table:table-cell office:value-type="string" calcext:value-type="string">
            <text:p>Location, Resource type, Unit, Pathogen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1. Cases</text:p>
          </table:table-cell>
          <table:table-cell table:style-name="ce1" office:value-type="string" calcext:value-type="string">
            <text:p>Outbreak Id (if associated to known outbreak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cation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2. Deaths</text:p>
          </table:table-cell>
          <table:table-cell table:style-name="ce1" office:value-type="string" calcext:value-type="string">
            <text:p>N° of death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ead status, Variant, Age, Age group, Gender, Comorbidity, Location, Severity Level, Is Imported, Pathogen, Care facility, Eeference populatio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2. Deaths</text:p>
          </table:table-cell>
          <table:table-cell table:style-name="ce1" office:value-type="string" calcext:value-type="string">
            <text:p>Mortality rat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people/people</text:p>
          </table:table-cell>
          <table:table-cell office:value-type="string" calcext:value-type="string">
            <text:p>Calculation period, Variant, Age, Age group, Gender, Comorbidity, Location, Pathogen, Care facility, External id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s</text:p>
          </table:table-cell>
          <table:table-cell table:style-name="ce1" office:value-type="string" calcext:value-type="string">
            <text:p>N° of infected patient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re facility, Care facility type, Bed type, Variant, Age, Age group, Gender, Comorbidity, Location, Severity Level, Patient Status, Treatment received, <text:s/>Vaccination status, External id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N° of non-infected patients 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re facility, Bed type, Vaccination status, External id, Reporting period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Length of sta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Care facility, External id, Pathogen, Period, Period type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N° of hospital staff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afff type, Staff subtype, Care facility, Pathogen vaccination status, Pathogen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Qty of hospital resourc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source type, resource subtype, Depletion mode, Care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N° of hospital resources dependenci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Base resource, reference resource, Care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3. Patient</text:p>
          </table:table-cell>
          <table:table-cell table:style-name="ce1" office:value-type="string" calcext:value-type="string">
            <text:p>Beds occupanc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esource type, resource subtype, <text:s/>Care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Number of tests performe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est Result, Type of Test, Location, Period, External Id, Test Brand, Test Model, Reference population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Epidemiological surveys Answer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pidemiological survey question, External Id, Test Result, Type of Test, Location, Period, External Id, Test Brand, Test Model, Reference population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Positivity rat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office:value-type="string" calcext:value-type="string">
            <text:p>people/people</text:p>
          </table:table-cell>
          <table:table-cell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N° of test staff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afff type, Staff subtype, Test facility, Pathogen, Vaccination status, Pathogen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Qty of test resourc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source type, resource subtype, Depletion mode, Test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4.Tests</text:p>
          </table:table-cell>
          <table:table-cell table:style-name="ce1" office:value-type="string" calcext:value-type="string">
            <text:p>N° of test resources dependenci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Base resource, reference resource, Test facility, Period</text:p>
          </table:table-cell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injecte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people that has received at least one dos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People fully vaccinate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scheduled and target popula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injected by age group, risk group, and brand/typ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by vendor, batch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injected by occupation (HCW an other essential professionals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5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Doses injected in high risk individuals - potential risk factors (immunosuppressed, comorbidities, pregnant women, elderly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Vaccination Side effects AEFI observed and severit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Vaccination progress (proportion of vaccinated, overall, by age and risk group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5. Vaccination</text:p>
          </table:table-cell>
          <table:table-cell table:style-name="ce1" office:value-type="string" calcext:value-type="string">
            <text:p>Vaccination resources (Staff, centres, suppli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N° of index cases studied 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Nº of contacts, secondary and terciary cases per index cas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N° of clusters found (and cluster type - definition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Confirmed cases that had travel during infectious perio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Types of contact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5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Contact tracing details at individual level: travel, contacts, date of isolation, date of quarantine, transmission chains...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Cluster identification and characterisa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Notification delay (onset of symptoms - notification dat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6. Contact tracing</text:p>
          </table:table-cell>
          <table:table-cell table:style-name="ce1" office:value-type="string" calcext:value-type="string">
            <text:p>Contact tracers (staff working in contact tracing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Number of test performed (overall and by individual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Speed of spread of variants (proportion among overall cas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seroprevalence (and test typ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Seaway water virus presence (and level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Mutations/Sequences spread and distribution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Possibility to link lab data with cases/patient data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Possibility to associate lab data with aggregated epidemiological data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7. Lab</text:p>
          </table:table-cell>
          <table:table-cell table:style-name="ce1" office:value-type="string" calcext:value-type="string">
            <text:p>Sensibility &amp; specificity of test method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Monitoring number of emergency calls (overall and by syndrom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Comparison current situation with peacetime symptoms, notifications and diagnostic rat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Severity of victims (at call and scen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N° of calls from people declared as confirm cas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8. Emergency calls</text:p>
          </table:table-cell>
          <table:table-cell table:style-name="ce1" office:value-type="string" calcext:value-type="string">
            <text:p>Monitoring of symptoms from emergency call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Ongoing emergencies (typ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Visits to GP with compatible symptoms (disease X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Details/type of protocol applie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Public health Staff (surveillance, prevention and control activities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09. First response</text:p>
          </table:table-cell>
          <table:table-cell table:style-name="ce1" office:value-type="string" calcext:value-type="string">
            <text:p>Emergency Staff 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Patient transportation type (for suspicious or confirmed cas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Current ambulance activit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Patient transfer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Transport statistics (duration, tim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Transport resources (ambulanc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Ambulances / typ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Mass patient transport threshold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sources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0. Transport</text:p>
          </table:table-cell>
          <table:table-cell table:style-name="ce1" office:value-type="string" calcext:value-type="string">
            <text:p>Mass patient transport protocol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1. Measures</text:p>
          </table:table-cell>
          <table:table-cell table:style-name="ce1" office:value-type="string" calcext:value-type="string">
            <text:p>N° of people entering to the country (by origin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1. Measures</text:p>
          </table:table-cell>
          <table:table-cell table:style-name="ce1" office:value-type="string" calcext:value-type="string">
            <text:p>Mitigation measures and polici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1. Measures</text:p>
          </table:table-cell>
          <table:table-cell table:style-name="ce1" office:value-type="string" calcext:value-type="string">
            <text:p>Measure details: type (e.g. lockdown), start - end, place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1. Measures</text:p>
          </table:table-cell>
          <table:table-cell table:style-name="ce1" office:value-type="string" calcext:value-type="string">
            <text:p>Border rules/law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Adherence to prevention and control measur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Is people understanding public health communica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Alerts &amp; Early warning signal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Social media custom analysi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Vaccination acceptance willingnes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level of trust in the Government and institution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Measure social impact (psychological, lifestyle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indirect impact on health (other notifiable disease, disruption of services, indirect deaths and morbidity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People beliefs and opinions on pandemic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Indicator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Most consulted public information sit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2. Population study</text:p>
          </table:table-cell>
          <table:table-cell table:style-name="ce1" office:value-type="string" calcext:value-type="string">
            <text:p>People information need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Denominators for potential risk factors or individuals at risk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pathogen specific referential epidemiological parameters</text:p>
            <text:p>(Host, vector, latency, contagiousness, Serial interval, Susceptibility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Symptoms &amp; signs by pathoge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Care procedures (for new diseases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Variants (VOI, VOC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denominators and maps for different Geographic location (local to international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Population denominators (age, sex, country of birth ... 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Social determinants by area or case (country of birth, wealth, studies, occupation...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Care providers by area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User shared guideline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Places of infec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3. Referentials</text:p>
          </table:table-cell>
          <table:table-cell table:style-name="ce1" office:value-type="string" calcext:value-type="string">
            <text:p>supplies for potential or confirmed efective medication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Variable definitions (calcuation method, description)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Source contact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Data owner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Data providers for dashboard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Dashboard profile e.g. emergency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14. Metadata</text:p>
          </table:table-cell>
          <table:table-cell table:style-name="ce1" office:value-type="string" calcext:value-type="string">
            <text:p>GDPR compliancess</text:p>
          </table:table-cell>
          <table:table-cell table:style-name="ce1"/>
          <table:table-cell table:style-name="ce1" office:value-type="string" calcext:value-type="string">
            <text:p>Dataset 1, Dataset 2, Dataset 3</text:p>
          </table:table-cell>
          <table:table-cell table:style-name="ce1" office:value-type="string" calcext:value-type="string">
            <text:p>Referential</text:p>
          </table:table-cell>
          <table:table-cell table:number-columns-repeated="2"/>
          <table:table-cell office:value-type="string" calcext:value-type="string">
            <text:p>[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 metadata </text:p>
          </table:table-cell>
          <table:table-cell office:value-type="string" calcext:value-type="string">
            <text:p>second test within target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2:18:43.600406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4:34:51</meta:creation-date>
    <dc:language>en-US</dc:language>
    <dc:date>2021-10-25T12:19:02.192326875</dc:date>
    <meta:editing-cycles>19</meta:editing-cycles>
    <meta:editing-duration>PT1H17M56S</meta:editing-duration>
    <meta:generator>LibreOffice/6.4.7.2$Linux_X86_64 LibreOffice_project/40$Build-2</meta:generator>
    <meta:document-statistic meta:table-count="1" meta:cell-count="552" meta:object-count="0"/>
  </office:meta>
</office:document-meta>
</file>